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00" draw:fill-color="#ffff00" draw:textarea-vertical-align="middle"/>
    </style:style>
    <style:style style:name="gr2" style:family="graphic" style:parent-style-name="standard">
      <style:graphic-properties svg:stroke-width="0.05cm" svg:stroke-color="#0000ff" draw:marker-start-width="0.36cm" draw:marker-end-width="0.36cm" draw:fill="solid" draw:fill-color="#f4f4f4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8" style:family="graphic" style:parent-style-name="objectwithoutfill">
      <style:graphic-properties draw:marker-start="Small_20_Arrow" draw:marker-start-width="0.14cm" draw:marker-end="Small_20_Arrow" draw:marker-end-width="0.14cm" draw:fill="none" draw:textarea-vertical-align="middle"/>
    </style:style>
    <style:style style:name="gr9" style:family="graphic" style:parent-style-name="objectwithoutfill">
      <style:graphic-properties draw:marker-start="" draw:marker-start-width="0.14cm" draw:marker-end="Small_20_Arrow" draw:marker-end-width="0.1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Monospace" style:font-pitch="fixed" fo:font-size="28pt" style:font-size-asian="28pt" style:font-size-complex="28pt"/>
    </style:style>
    <style:style style:name="P3" style:family="paragraph">
      <style:text-properties fo:font-family="Monospace" style:font-pitch="fixed" fo:font-size="30pt" style:font-size-asian="30pt" style:font-size-complex="30pt"/>
    </style:style>
    <style:style style:name="T1" style:family="text">
      <style:text-properties fo:font-family="Monospace" style:font-pitch="fixed" fo:font-size="28pt" style:font-size-asian="28pt" style:font-size-complex="28pt"/>
    </style:style>
    <style:style style:name="T2" style:family="text">
      <style:text-properties fo:font-family="Monospace" style:font-pitch="fixed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0cm" svg:height="10cm" svg:x="5cm" svg:y="5cm">
            <text:p/>
          </draw:rect>
          <draw:rect draw:style-name="gr2" draw:text-style-name="P1" draw:layer="layout" svg:width="9cm" svg:height="9cm" svg:x="5.5cm" svg:y="5.5cm">
            <text:p/>
          </draw:rect>
        </draw:g>
        <draw:line draw:style-name="gr3" draw:text-style-name="P1" draw:layer="layout" svg:x1="5cm" svg:y1="2.3cm" svg:x2="5cm" svg:y2="5cm">
          <text:p/>
        </draw:line>
        <draw:line draw:style-name="gr3" draw:text-style-name="P1" draw:layer="layout" svg:x1="5cm" svg:y1="16.7cm" svg:x2="5cm" svg:y2="15cm">
          <text:p/>
        </draw:line>
        <draw:line draw:style-name="gr3" draw:text-style-name="P1" draw:layer="layout" svg:x1="15cm" svg:y1="2.3cm" svg:x2="15cm" svg:y2="5cm">
          <text:p/>
        </draw:line>
        <draw:rect draw:style-name="gr4" draw:text-style-name="P1" draw:layer="layout" svg:width="9cm" svg:height="1.8cm" svg:x="5.5cm" svg:y="5.5cm">
          <text:p/>
        </draw:rect>
        <draw:frame draw:style-name="gr5" draw:text-style-name="P2" draw:layer="layout" svg:width="8.799cm" svg:height="1.314cm" svg:x="5.6cm" svg:y="5.7cm">
          <draw:text-box>
            <text:p text:style-name="P2"><text:span text:style-name="T1">---Zeile 1----</text:span></text:p>
          </draw:text-box>
        </draw:frame>
        <draw:rect draw:style-name="gr4" draw:text-style-name="P1" draw:layer="layout" svg:width="4.5cm" svg:height="1.8cm" svg:x="5.5cm" svg:y="7.3cm">
          <text:p/>
        </draw:rect>
        <draw:rect draw:style-name="gr4" draw:text-style-name="P1" draw:layer="layout" svg:width="9cm" svg:height="1.8cm" svg:x="5.5cm" svg:y="9.1cm">
          <text:p/>
        </draw:rect>
        <draw:rect draw:style-name="gr4" draw:text-style-name="P1" draw:layer="layout" svg:width="9cm" svg:height="1.8cm" svg:x="5.5cm" svg:y="10.9cm">
          <text:p/>
        </draw:rect>
        <draw:rect draw:style-name="gr4" draw:text-style-name="P1" draw:layer="layout" svg:width="9cm" svg:height="1.8cm" svg:x="5.5cm" svg:y="12.7cm">
          <text:p/>
        </draw:rect>
        <draw:frame draw:style-name="gr5" draw:text-style-name="P3" draw:layer="layout" svg:width="9.392cm" svg:height="1.386cm" svg:x="5.3cm" svg:y="12.9cm">
          <draw:text-box>
            <text:p text:style-name="P3"><text:span text:style-name="T2">---Zeile 5----</text:span></text:p>
          </draw:text-box>
        </draw:frame>
        <draw:line draw:style-name="gr6" draw:text-style-name="P1" draw:layer="layout" svg:x1="4cm" svg:y1="10cm" svg:x2="15.8cm" svg:y2="10cm">
          <text:p/>
        </draw:line>
        <draw:line draw:style-name="gr6" draw:text-style-name="P1" draw:layer="layout" svg:x1="10cm" svg:y1="4.4cm" svg:x2="10cm" svg:y2="16cm">
          <text:p/>
        </draw:line>
        <draw:frame draw:style-name="gr5" draw:layer="layout" svg:width="1.302cm" svg:height="0.963cm" svg:x="9.9cm" svg:y="9.1cm">
          <draw:text-box>
            <text:p>x/y</text:p>
          </draw:text-box>
        </draw:frame>
        <draw:circle draw:style-name="gr7" draw:text-style-name="P1" draw:layer="layout" svg:width="0.2cm" svg:height="0.2cm" svg:x="9.9cm" svg:y="9.9cm">
          <text:p/>
        </draw:circle>
        <draw:circle draw:style-name="gr7" draw:text-style-name="P1" draw:layer="layout" svg:width="0.2cm" svg:height="0.2cm" svg:x="4.9cm" svg:y="4.9cm">
          <text:p/>
        </draw:circle>
        <draw:circle draw:style-name="gr7" draw:text-style-name="P1" draw:layer="layout" svg:width="0.2cm" svg:height="0.2cm" svg:x="5.4cm" svg:y="5.4cm">
          <text:p/>
        </draw:circle>
        <draw:frame draw:style-name="gr5" draw:layer="layout" svg:width="2.005cm" svg:height="0.963cm" svg:x="1.301cm" svg:y="3.901cm">
          <draw:text-box>
            <text:p>x0/y0</text:p>
          </draw:text-box>
        </draw:frame>
        <draw:frame draw:style-name="gr5" draw:layer="layout" svg:width="2.005cm" svg:height="0.963cm" svg:x="1.301cm" svg:y="4.502cm">
          <draw:text-box>
            <text:p>x1/y1</text:p>
          </draw:text-box>
        </draw:frame>
        <draw:circle draw:style-name="gr7" draw:text-style-name="P1" draw:layer="layout" svg:width="0.2cm" svg:height="0.2cm" svg:x="5.4cm" svg:y="7.2cm">
          <text:p/>
        </draw:circle>
        <draw:frame draw:style-name="gr5" draw:layer="layout" svg:width="2.5cm" svg:height="0.963cm" svg:x="1.001cm" svg:y="6.303cm">
          <draw:text-box>
            <text:p>xr/yr(2)</text:p>
          </draw:text-box>
        </draw:frame>
        <draw:polyline draw:style-name="gr3" draw:text-style-name="P1" draw:layer="layout" svg:width="2.199cm" svg:height="0.499cm" svg:x="3.3cm" svg:y="5cm" svg:viewBox="0 0 2200 500" draw:points="2200,500 1000,0 0,0">
          <text:p/>
        </draw:polyline>
        <draw:polyline draw:style-name="gr3" draw:text-style-name="P1" draw:layer="layout" svg:width="1.699cm" svg:height="0.599cm" svg:x="3.3cm" svg:y="4.4cm" svg:viewBox="0 0 1700 600" draw:points="1700,600 500,0 0,0">
          <text:p/>
        </draw:polyline>
        <draw:rect draw:style-name="gr4" draw:text-style-name="P1" draw:layer="layout" svg:width="4.5cm" svg:height="1.8cm" svg:x="10cm" svg:y="7.3cm">
          <text:p/>
        </draw:rect>
        <draw:frame draw:style-name="gr5" draw:text-style-name="P3" draw:layer="layout" svg:width="4.947cm" svg:height="1.386cm" svg:x="5.3cm" svg:y="7.6cm">
          <draw:text-box>
            <text:p text:style-name="P3"><text:span text:style-name="T2">Zeile2a</text:span></text:p>
          </draw:text-box>
        </draw:frame>
        <draw:frame draw:style-name="gr5" draw:text-style-name="P3" draw:layer="layout" svg:width="4.947cm" svg:height="1.386cm" svg:x="9.801cm" svg:y="7.6cm">
          <draw:text-box>
            <text:p text:style-name="P3"><text:span text:style-name="T2">Zeile2b</text:span></text:p>
          </draw:text-box>
        </draw:frame>
        <draw:line draw:style-name="gr8" draw:text-style-name="P1" draw:layer="layout" svg:x1="5cm" svg:y1="2.4cm" svg:x2="15cm" svg:y2="2.4cm">
          <text:p/>
        </draw:line>
        <draw:frame draw:style-name="gr5" draw:layer="layout" svg:width="1.518cm" svg:height="0.963cm" svg:x="9.002cm" svg:y="1.603cm">
          <draw:text-box>
            <text:p>dxo</text:p>
          </draw:text-box>
        </draw:frame>
        <draw:line draw:style-name="gr8" draw:text-style-name="P1" draw:layer="layout" svg:x1="5.5cm" svg:y1="3.2cm" svg:x2="14.5cm" svg:y2="3.2cm">
          <text:p/>
        </draw:line>
        <draw:frame draw:style-name="gr5" draw:layer="layout" svg:width="1.306cm" svg:height="0.963cm" svg:x="9.002cm" svg:y="2.406cm">
          <draw:text-box>
            <text:p>dxi</text:p>
          </draw:text-box>
        </draw:frame>
        <draw:line draw:style-name="gr3" draw:text-style-name="P1" draw:layer="layout" svg:x1="5.5cm" svg:y1="3.1cm" svg:x2="5.5cm" svg:y2="5.5cm">
          <text:p/>
        </draw:line>
        <draw:line draw:style-name="gr3" draw:text-style-name="P1" draw:layer="layout" svg:x1="14.5cm" svg:y1="3.1cm" svg:x2="14.5cm" svg:y2="5.5cm">
          <text:p/>
        </draw:line>
        <draw:line draw:style-name="gr9" draw:text-style-name="P1" draw:layer="layout" svg:x1="3.3cm" svg:y1="3.2cm" svg:x2="5cm" svg:y2="3.2cm">
          <text:p/>
        </draw:line>
        <draw:line draw:style-name="gr3" draw:text-style-name="P1" draw:layer="layout" svg:x1="5.5cm" svg:y1="3.2cm" svg:x2="5cm" svg:y2="3.2cm">
          <text:p/>
        </draw:line>
        <draw:frame draw:style-name="gr5" draw:layer="layout" svg:width="1.696cm" svg:height="0.963cm" svg:x="3.102cm" svg:y="2.407cm">
          <draw:text-box>
            <text:p>dxm</text:p>
          </draw:text-box>
        </draw:frame>
        <draw:line draw:style-name="gr8" draw:text-style-name="P1" draw:layer="layout" svg:x1="5cm" svg:y1="16.601cm" svg:x2="10cm" svg:y2="16.6cm">
          <text:p/>
        </draw:line>
        <draw:frame draw:style-name="gr5" draw:layer="layout" svg:width="1.869cm" svg:height="0.963cm" svg:x="6.702cm" svg:y="15.804cm">
          <draw:text-box>
            <text:p>dxo2</text:p>
          </draw:text-box>
        </draw:frame>
        <draw:line draw:style-name="gr8" draw:text-style-name="P1" draw:layer="layout" svg:x1="5.5cm" svg:y1="15.801cm" svg:x2="10cm" svg:y2="15.8cm">
          <text:p/>
        </draw:line>
        <draw:frame draw:style-name="gr5" draw:layer="layout" svg:width="1.658cm" svg:height="0.963cm" svg:x="6.802cm" svg:y="15.007cm">
          <draw:text-box>
            <text:p>dxi2</text:p>
          </draw:text-box>
        </draw:frame>
        <draw:line draw:style-name="gr3" draw:text-style-name="P1" draw:layer="layout" svg:x1="5.5cm" svg:y1="15.9cm" svg:x2="5.5cm" svg:y2="14.5cm">
          <text:p/>
        </draw:line>
        <draw:line draw:style-name="gr3" draw:text-style-name="P1" draw:layer="layout" svg:x1="10cm" svg:y1="16.7cm" svg:x2="10cm" svg:y2="15.7cm">
          <text:p/>
        </draw:line>
        <draw:line draw:style-name="gr8" draw:text-style-name="P1" draw:layer="layout" svg:x1="11.4cm" svg:y1="10.9cm" svg:x2="11.4cm" svg:y2="12.701cm">
          <text:p/>
        </draw:line>
        <draw:frame draw:style-name="gr5" draw:layer="layout" svg:width="1.302cm" svg:height="0.963cm" draw:transform="rotate (1.5707963267946) translate (10.468cm 12.438cm)">
          <draw:text-box>
            <text:p>dyl</text:p>
          </draw:text-box>
        </draw:frame>
        <draw:line draw:style-name="gr3" draw:text-style-name="P1" draw:layer="layout" svg:x1="17.7cm" svg:y1="5cm" svg:x2="15cm" svg:y2="5cm">
          <text:p/>
        </draw:line>
        <draw:circle draw:style-name="gr7" draw:text-style-name="P1" draw:layer="layout" svg:width="0.2cm" svg:height="0.2cm" svg:x="5.6cm" svg:y="5.7cm">
          <text:p/>
        </draw:circle>
        <draw:polyline draw:style-name="gr3" draw:text-style-name="P1" draw:layer="layout" svg:width="2.399cm" svg:height="0.199cm" svg:x="3.3cm" svg:y="5.6cm" svg:viewBox="0 0 2400 200" draw:points="2400,200 1500,0 0,0">
          <text:p/>
        </draw:polyline>
        <draw:frame draw:style-name="gr5" draw:layer="layout" svg:width="2.432cm" svg:height="0.963cm" svg:x="1.002cm" svg:y="5.103cm">
          <draw:text-box>
            <text:p>xt/yt(1)</text:p>
          </draw:text-box>
        </draw:frame>
        <draw:line draw:style-name="gr3" draw:text-style-name="P1" draw:layer="layout" svg:x1="5.7cm" svg:y1="3.8cm" svg:x2="5.7cm" svg:y2="5.8cm">
          <text:p/>
        </draw:line>
        <draw:line draw:style-name="gr9" draw:text-style-name="P1" draw:layer="layout" svg:x1="4.9cm" svg:y1="4cm" svg:x2="5.5cm" svg:y2="4cm">
          <text:p/>
        </draw:line>
        <draw:line draw:style-name="gr9" draw:text-style-name="P1" draw:layer="layout" svg:x1="7.2cm" svg:y1="4cm" svg:x2="5.7cm" svg:y2="4cm">
          <text:p/>
        </draw:line>
        <draw:line draw:style-name="gr3" draw:text-style-name="P1" draw:layer="layout" svg:x1="5.7cm" svg:y1="4cm" svg:x2="5.5cm" svg:y2="4cm">
          <text:p/>
        </draw:line>
        <draw:frame draw:style-name="gr5" draw:layer="layout" svg:width="1.344cm" svg:height="0.963cm" svg:x="5.902cm" svg:y="3.208cm">
          <draw:text-box>
            <text:p>dxt</text:p>
          </draw:text-box>
        </draw:frame>
        <draw:polyline draw:style-name="gr3" draw:text-style-name="P1" draw:layer="layout" svg:width="2.199cm" svg:height="0.499cm" svg:x="3.3cm" svg:y="6.8cm" svg:viewBox="0 0 2200 500" draw:points="2200,500 1000,0 0,0">
          <text:p/>
        </draw:polyline>
        <draw:circle draw:style-name="gr7" draw:text-style-name="P1" draw:layer="layout" svg:width="0.2cm" svg:height="0.2cm" svg:x="5.408cm" svg:y="7.201cm">
          <text:p/>
        </draw:circle>
        <draw:circle draw:style-name="gr7" draw:text-style-name="P1" draw:layer="layout" svg:width="0.2cm" svg:height="0.2cm" svg:x="5.608cm" svg:y="7.501cm">
          <text:p/>
        </draw:circle>
        <draw:polyline draw:style-name="gr3" draw:text-style-name="P1" draw:layer="layout" svg:width="2.399cm" svg:height="0.199cm" svg:x="3.308cm" svg:y="7.401cm" svg:viewBox="0 0 2400 200" draw:points="2400,200 1500,0 0,0">
          <text:p/>
        </draw:polyline>
        <draw:frame draw:style-name="gr5" draw:layer="layout" svg:width="2.432cm" svg:height="0.963cm" svg:x="1.01cm" svg:y="6.904cm">
          <draw:text-box>
            <text:p>xt/yt(2)</text:p>
          </draw:text-box>
        </draw:frame>
        <draw:line draw:style-name="gr8" draw:text-style-name="P1" draw:layer="layout" svg:x1="16cm" svg:y1="5.5cm" svg:x2="16cm" svg:y2="10cm">
          <text:p/>
        </draw:line>
        <draw:line draw:style-name="gr3" draw:text-style-name="P1" draw:layer="layout" svg:x1="16.1cm" svg:y1="10cm" svg:x2="15.8cm" svg:y2="10cm">
          <text:p/>
        </draw:line>
        <draw:frame draw:style-name="gr5" draw:layer="layout" svg:width="1.653cm" svg:height="0.963cm" draw:transform="rotate (1.5707963267946) translate (15.168cm 8.538cm)">
          <draw:text-box>
            <text:p>dyi2</text:p>
          </draw:text-box>
        </draw:frame>
        <draw:line draw:style-name="gr3" draw:text-style-name="P1" draw:layer="layout" svg:x1="17.7cm" svg:y1="15cm" svg:x2="15cm" svg:y2="15cm">
          <text:p/>
        </draw:line>
        <draw:line draw:style-name="gr8" draw:text-style-name="P1" draw:layer="layout" svg:x1="16cm" svg:y1="10cm" svg:x2="16cm" svg:y2="15.001cm">
          <text:p/>
        </draw:line>
        <draw:frame draw:style-name="gr5" draw:layer="layout" svg:width="1.865cm" svg:height="0.963cm" draw:transform="rotate (1.5707963267946) translate (15.168cm 13.539cm)">
          <draw:text-box>
            <text:p>dyo2</text:p>
          </draw:text-box>
        </draw:frame>
        <draw:line draw:style-name="gr3" draw:text-style-name="P1" draw:layer="layout" svg:x1="16.9cm" svg:y1="5.5cm" svg:x2="14.5cm" svg:y2="5.5cm">
          <text:p/>
        </draw:line>
        <draw:line draw:style-name="gr3" draw:text-style-name="P1" draw:layer="layout" svg:x1="16.9cm" svg:y1="14.5cm" svg:x2="14.5cm" svg:y2="14.5cm">
          <text:p/>
        </draw:line>
        <draw:line draw:style-name="gr8" draw:text-style-name="P1" draw:layer="layout" svg:x1="16.8cm" svg:y1="5.5cm" svg:x2="16.8cm" svg:y2="14.502cm">
          <text:p/>
        </draw:line>
        <draw:line draw:style-name="gr8" draw:text-style-name="P1" draw:layer="layout" svg:x1="17.6cm" svg:y1="5cm" svg:x2="17.6cm" svg:y2="15.002cm">
          <text:p/>
        </draw:line>
        <draw:frame draw:style-name="gr5" draw:layer="layout" svg:width="1.302cm" svg:height="0.963cm" draw:transform="rotate (1.5707963267946) translate (15.968cm 10.739cm)">
          <draw:text-box>
            <text:p>dyi</text:p>
          </draw:text-box>
        </draw:frame>
        <draw:frame draw:style-name="gr5" draw:layer="layout" svg:width="1.514cm" svg:height="0.963cm" draw:transform="rotate (1.5707963267946) translate (16.768cm 10.839cm)">
          <draw:text-box>
            <text:p>dyo</text:p>
          </draw:text-box>
        </draw:frame>
        <draw:line draw:style-name="gr9" draw:text-style-name="P1" draw:layer="layout" svg:x1="16cm" svg:y1="4cm" svg:x2="16cm" svg:y2="5cm">
          <text:p/>
        </draw:line>
        <draw:line draw:style-name="gr3" draw:text-style-name="P1" draw:layer="layout" svg:x1="16cm" svg:y1="5.5cm" svg:x2="16cm" svg:y2="5cm">
          <text:p/>
        </draw:line>
        <draw:frame draw:style-name="gr5" draw:layer="layout" svg:width="1.692cm" svg:height="0.963cm" svg:x="15.902cm" svg:y="3.708cm">
          <draw:text-box>
            <text:p>dym</text:p>
          </draw:text-box>
        </draw:frame>
        <draw:line draw:style-name="gr3" draw:text-style-name="P1" draw:layer="layout" svg:x1="6.6cm" svg:y1="5.8cm" svg:x2="5.7cm" svg:y2="5.8cm">
          <text:p/>
        </draw:line>
        <draw:frame draw:style-name="gr5" draw:layer="layout" svg:width="1.34cm" svg:height="0.963cm" svg:x="6.302cm" svg:y="4.109cm">
          <draw:text-box>
            <text:p>dyt</text:p>
          </draw:text-box>
        </draw:frame>
        <draw:line draw:style-name="gr9" draw:text-style-name="P1" draw:layer="layout" svg:x1="6.4cm" svg:y1="4.4cm" svg:x2="6.4cm" svg:y2="5.5cm">
          <text:p/>
        </draw:line>
        <draw:line draw:style-name="gr3" draw:text-style-name="P1" draw:layer="layout" svg:x1="6.4cm" svg:y1="5.5cm" svg:x2="6.4cm" svg:y2="5.8cm">
          <text:p/>
        </draw:line>
        <draw:line draw:style-name="gr9" draw:text-style-name="P1" draw:layer="layout" svg:x1="6.4cm" svg:y1="6.4cm" svg:x2="6.4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1-12-22T15:54:01.14</dc:date>
    <dc:creator>Karl Hartinger</dc:creator>
    <meta:editing-duration>P1DT2H10M26S</meta:editing-duration>
    <meta:editing-cycles>17</meta:editing-cycles>
    <meta:generator>OpenOffice/4.1.9$Win32 OpenOffice.org_project/419m1$Build-9805</meta:generator>
    <meta:document-statistic meta:object-count="79"/>
  </office:meta>
</office:document-meta>
</file>